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avid CLM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/>
    <style:font-face style:name="Nachlieli CLM" svg:font-family="'Nachlieli CLM'"/>
    <style:font-face style:name="Tahoma" svg:font-family="Tahoma" style:font-family-generic="swiss"/>
  </office:font-face-decls>
  <office:automatic-styles>
    <style:style style:name="P1" style:family="paragraph" style:parent-style-name="Standard">
      <style:text-properties officeooo:rsid="001fe6e8" officeooo:paragraph-rsid="001fe6e8"/>
    </style:style>
  </office:automatic-styles>
  <office:body>
    <office:text>
      <text:tracked-changes>
        <text:changed-region xml:id="ct1498200647296" text:id="ct1498200647296">
          <text:insertion>
            <office:change-info>
              <dc:creator>Mike</dc:creator>
              <dc:date>2025-10-25T14:45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-start text:change-id="ct1498200647296"/>added text<text:change-end text:change-id="ct149820064729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avid CLM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/>
    <style:font-face style:name="Nachlieli CLM" svg:font-family="'Nachlieli CLM'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avid CLM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avid CLM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size-asian="14pt" style:font-name-complex="Nachlieli CLM" style:font-family-complex="'Nachlieli CLM'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name-asian="Tahoma" style:font-family-asian="Tahoma" style:font-family-generic-asian="swiss"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name-asian="Tahoma" style:font-family-asian="Tahoma" style:font-family-generic-asian="swiss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ahoma" style:font-family-asian="Tahoma" style:font-family-generic-asian="swiss" style:font-size-asian="12pt" style:font-name-complex="David CLM" style:font-family-complex="'David CLM'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ke</meta:initial-creator>
    <meta:creation-date>2025-10-25T14:41:23.562012400</meta:creation-date>
    <meta:generator>LibreOffice/25.8.2.2$Windows_X86_64 LibreOffice_project/d401f2107ccab8f924a8e2df40f573aab7605b6f</meta:generator>
    <dc:date>2025-10-25T14:45:51.576147900</dc:date>
    <dc:creator>Mike</dc:creator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